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11" table:default-cell-style-name="ce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arco/Pagi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1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F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formula="of:=SUM([.B6:.L6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eg. Ch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arco/Pagi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F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R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3:14:12.986729623</meta:creation-date>
    <dc:date>2026-02-17T13:29:53.579840420</dc:date>
    <meta:editing-duration>PT4M42S</meta:editing-duration>
    <meta:editing-cycles>1</meta:editing-cycles>
    <meta:document-statistic meta:table-count="1" meta:cell-count="151" meta:object-count="0"/>
    <meta:generator>LibreOffice/25.2.3.2$Linux_X86_64 LibreOffice_project/520$Build-2</meta:generator>
  </office:meta>
</office:document-meta>
</file>